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Bitstream Vera Sans Mono" svg:font-family="'Bitstream Vera Sans Mono'" style:font-adornments="Roma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0">
      <style:text-properties fo:color="#000000"/>
    </style:style>
    <style:style style:name="P2" style:family="paragraph" style:parent-style-name="code0">
      <style:text-properties style:use-window-font-color="true"/>
    </style:style>
    <style:style style:name="P3" style:family="paragraph" style:parent-style-name="comment">
      <style:text-properties fo:color="#800000"/>
    </style:style>
    <style:style style:name="P4" style:family="paragraph" style:parent-style-name="comment">
      <style:text-properties fo:color="#008080"/>
    </style:style>
    <style:style style:name="P5" style:family="paragraph" style:parent-style-name="code0">
      <style:paragraph-properties fo:break-before="page"/>
    </style:style>
    <style:style style:name="P6" style:family="paragraph" style:parent-style-name="comment">
      <style:text-properties fo:color="#008080"/>
    </style:style>
    <style:style style:name="T1" style:family="text">
      <style:text-properties fo:color="#0000ff"/>
    </style:style>
    <style:style style:name="T2" style:family="text">
      <style:text-properties fo:color="#800000"/>
    </style:style>
    <style:style style:name="T3" style:family="text">
      <style:text-properties fo:color="#006b6b"/>
    </style:style>
    <style:style style:name="T4" style:family="text">
      <style:text-properties fo:color="#000000"/>
    </style:style>
    <style:style style:name="T5" style:family="text">
      <style:text-properties style:use-window-font-color="true"/>
    </style:style>
    <style:style style:name="T6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Text_20_body">The purpose of this document is to define the new format for the Kicad schematic part descriptions, as expressed using the new SWEET grammar. <text:s/>This format supersedes the old file format defined in the file “library_file_format_EN.odt. <text:s/>The idea of component library files is no longer valid. <text:s/>The unit of retrieval from the new distributed library system is the part, not a library. <text:s text:c="2"/>To learn more about the new distributed library system see the design.h document in the Kicad source tree, or better yet, the Doxygen generated material therefrom.</text:p>
      <text:p text:style-name="Text_20_body">The SWEET grammar format is based on the Specttra DSN lexer<text:note text:id="ftn1" text:note-class="footnote"><text:note-citation>1</text:note-citation><text:note-body><text:p text:style-name="Footnote">See source files dsnlexer.cpp and dsnlexer.h in the Kicad source code for more information about how the DSN lexer works.</text:p></text:note-body></text:note> work graciously coded and contributed by Dick Hollenbeck. <text:s/>For those not familiar with the DSN format, it is very similar the the LISP programming language in that keywords are delimited by braces. <text:s/>It is also known as an S-expression format. <text:s/>A keyword may have zero or more tokens that behave like parameters for the keyword. <text:s/>Tokens may be defined as additional keywords creating a programming language like structure. <text:s/>The decision to change to this format is driven by a desire to provide a more robust file lexer, a human readable file format, better retrieval error reporting, and improved extensibility. <text:s/>The other driving factor is to provide a more robust format for handling the various requirements of the component library developers.</text:p>
      <text:h text:style-name="Heading_20_1" text:outline-level="1">Front Matter</text:h>
      <text:p text:style-name="Text_20_body">This is a living document designed to be kept synchronized with the actual source code. <text:s/>If you modify the lexer, please update this specification as courtesy to other developers. <text:s/>There are many third party tools that are used to generate, manipulate, and parse component library files. <text:s/>Keeping this document current is vital to developers of these tools.</text:p>
      <text:h text:style-name="Heading_20_1" text:outline-level="1">Formatting</text:h>
      <text:p text:style-name="Text_20_body">The DSN lexer enforces strict formatting requirements. <text:s/>Files must be encoded in UTF8 format. <text:s/>All lexer keywords are comprised of lower case letters, numbers, and underscores. <text:s/>Tokens may be any alphanumeric character delimited by a white space character. <text:s/>Each new delimited level of keywords is indented to make files easier to read and edit with a plain text editor. <text:s/>Comments are supported as separate lines indented at the same level as the current keyword delimiter and begin with the # character. <text:s/>In line comments are not allowed. <text:s/>There is more information on s-expression support in the Kicad source tree in file Documentation/s-expressions.txt.</text:p>
      <text:h text:style-name="Heading_20_1" text:outline-level="1">Using this document</text:h>
      <text:p text:style-name="Text_20_body">This document is nothing more than several well commented part files. <text:s/>You should always be able to copy the text from the opening delimiter “(“ to the closing delimeter “)” into a file and open it with the library part file editor or library part viewer in Kicad's schematic capture program EESchema. <text:s/>It may not actually draw a useful component or be a very useful part but it should always be syntactically correct. <text:s/>The comments for a specific keyword always appears above the keyword it describes. <text:s/>Keywords defined within brackets [] are optional. <text:s/>A simple syntax coloring scheme has been employed to make this document more readable. <text:s/>Keywords are highlighted in <text:span text:style-name="T1">blue</text:span>, <text:s/>comments are highlighted in <text:span text:style-name="T3">turquoise</text:span>, and strings are highlighted in <text:span text:style-name="T2">red</text:span>.</text:p>
      <text:h text:style-name="Heading_20_1" text:outline-level="1"><text:soft-page-break/>Logical coordinates.</text:h>
      <text:p text:style-name="Text_20_body">The SWEET grammar expresses schematic parts using a coordinate system without units of measure. <text:s/>That is, logical coordinates used are dimensionless. <text:s/>The advantage of having coordinates without units is any item that has an integer (non-fractional) coordinate in x and y, will be “on grid”. <text:s/>This helps ensure all connectable items such as pins, wires, junctions, etc., can be easily connected using normal grid snap. <text:s/>The normal spacing between neighboring part pins is 1 logical unit, and it is dimensionless. <text:s/>In fact, this is the definition of what a logical unit is, the normal spacing between two neighboring pins. <text:s text:c="3"/>Only non-connectable objects (e.g. arcs, text, etc.) should have non-integer coordinates. <text:s/>The zoom factor at time of printing or plotting determines the physical size of any drawing output.</text:p>
      <text:h text:style-name="Heading_20_1" text:outline-level="1">Line Widths</text:h>
      <text:p text:style-name="Text_20_body">Line widths are given as a percent of a logical unit. <text:s/>In other words, a line width of 1 means 1/100<text:span text:style-name="T6">th</text:span> of a logical unit. <text:s/>Recall that a logical unit of 1 is the normal spacing between two neighboring schematic pins. <text:s text:c="2"/>So a line width of 50 would mean 50/100 of a pin interval, or half the normal space between two pins. <text:s/>A line width of 50 represents a very wide line indeed, a more normal line width would be about 1-5 <text:s/>(percent).</text:p>
      <text:h text:style-name="Heading_20_1" text:outline-level="1">An example file showing syntax for all drawable item types.</text:h>
      <text:p text:style-name="comment"># The schematic part element is the largest entity addressed by the SWEET grammar.</text:p>
      <text:p text:style-name="comment"># A schematic part can inherited from another part by using the “extends” keyword.</text:p>
      <text:p text:style-name="comment"># The part name is normally the file name, although SWEET parts will not always</text:p>
      <text:p text:style-name="comment"># exist as mere files. <text:s/>They are actually best thought of as strings held in a</text:p>
      <text:p text:style-name="comment"># a container called a lib_source. The NAME_HINT is to be used in a manner yet to</text:p>
      <text:p text:style-name="comment"># be determined, depending on the context from which the SWEET part came from.</text:p>
      <text:p text:style-name="code0">(<text:span text:style-name="T1">part</text:span> <text:span text:style-name="T5">NAME_HINT[</text:span><text:span text:style-name="T1">extends</text:span><text:span text:style-name="T2"> </text:span><text:span text:style-name="T5">LPID]</text:span></text:p>
      <text:p text:style-name="P2"/>
      <text:p text:style-name="comment"><text:s text:c="2"/># Change the anchor position to something other than 0, 0. <text:s/>Anchor coordinates</text:p>
      <text:p text:style-name="comment"><text:s text:c="2"/># must be integers.</text:p>
      <text:p text:style-name="code0"><text:s text:c="2"/>[(<text:span text:style-name="T1">anchor</text:span> (<text:span text:style-name="T1">at </text:span>X Y))]</text:p>
      <text:p text:style-name="code0"/>
      <text:p text:style-name="comment"><text:s text:c="2"/># The reference token is a reserved property. <text:s/>Other reserved properties are</text:p>
      <text:p text:style-name="comment"><text:s text:c="2"/># value, footprint, datasheet, model, and keywords.</text:p>
      <text:p text:style-name="code0"><text:s text:c="2"/>[(<text:span text:style-name="T1">reference</text:span> <text:span text:style-name="T5">REF</text:span></text:p>
      <text:p text:style-name="code0"/>
      <text:p text:style-name="comment"><text:s text:c="4"/># Effects define how a property is displayed. <text:s/>If no effect is defined then</text:p>
      <text:p text:style-name="comment"><text:s text:c="4"/># the property is not displayed. <text:s/>Effects can also be used to override the</text:p>
      <text:p text:style-name="comment"><text:s text:c="4"/># effects of a property in an inherited part. <text:s/>When (effects...) is used</text:p>
      <text:p text:style-name="comment"><text:s text:c="4"/># in a COMPONENT to override the effects of a PART, the PROPERTY </text:p>
      <text:p text:style-name="comment"><text:s text:c="4"/># specifier must be present.</text:p>
      <text:p text:style-name="code0"><text:s text:c="4"/>[<text:bookmark-start text:name="__DdeLink__1991_2022311872"/>(<text:span text:style-name="T1">effects</text:span> [PROPERTY]</text:p>
      <text:p text:style-name="P3"/>
      <text:p text:style-name="comment"><text:s text:c="6"/># Position requires an X and Y coordinates. <text:s/>Position coordinates can be</text:p>
      <text:p text:style-name="comment"><text:s text:c="6"/># non-intergr. <text:s/>Angle is in degrees and defaults to 0 if not defined.</text:p>
      <text:p text:style-name="code0"><text:s text:c="6"/>(<text:span text:style-name="T1">at </text:span>X Y [ANGLE])</text:p>
      <text:p text:style-name="code0"/>
      <text:p text:style-name="comment"><text:s text:c="6"/><text:bookmark-start text:name="__DdeLink__1994_2124759253"/># The FONT value needs to be defined. <text:s/>Currently, EESchema does not support</text:p>
      <text:p text:style-name="comment"><text:s text:c="6"/># different fonts. <text:s/>In the future this feature may be implemented and at</text:p>
      <text:p text:style-name="comment"><text:soft-page-break/><text:s text:c="6"/># that time FONT will have to be defined. <text:s/>Initially, only the font size and</text:p>
      <text:p text:style-name="comment"><text:s text:c="6"/># style are required. <text:s/>Italic and bold styles are optional. <text:s/>The font size</text:p>
      <text:p text:style-name="comment"><text:s text:c="6"/># height and width are in units yet to be determined.</text:p>
      <text:p text:style-name="code0"><text:s text:c="6"/>(<text:span text:style-name="T1">font</text:span><text:span text:style-name="T5"> [</text:span>FONT] (<text:span text:style-name="T1">size </text:span>HEIGHT WIDTH) [italic] [bold])<text:bookmark-end text:name="__DdeLink__1994_2124759253"/></text:p>
      <text:p text:style-name="code0"/>
      <text:p text:style-name="comment"><text:s text:c="6"/># Valid visibility values are yes and no.</text:p>
      <text:p text:style-name="code0"><text:s text:c="6"/>(<text:span text:style-name="T1">visible </text:span>YES)</text:p>
      <text:p text:style-name="code0"><text:s text:c="4"/>)<text:bookmark-end text:name="__DdeLink__1991_2022311872"/>]</text:p>
      <text:p text:style-name="code0"><text:s text:c="2"/>)]</text:p>
      <text:p text:style-name="code0"/>
      <text:p text:style-name="comment"><text:s text:c="2"/># Add a new user definable property to this part. <text:s/>Also can be use to override</text:p>
      <text:p text:style-name="comment"><text:s text:c="2"/># a property defined in extended part.</text:p>
      <text:p text:style-name="code0"><text:s text:c="2"/>[(<text:span text:style-name="T1">property</text:span><text:span text:style-name="T5"> NAME VALUE</text:span></text:p>
      <text:p text:style-name="code0"><text:span text:style-name="T5"><text:s text:c="4"/>[(</text:span><text:span text:style-name="T1">effects</text:span></text:p>
      <text:p text:style-name="code0"><text:span text:style-name="T1"><text:s text:c="6"/></text:span><text:span text:style-name="T5">(</text:span><text:span text:style-name="T1">at</text:span><text:span text:style-name="T5"> X Y [ANGLE])</text:span></text:p>
      <text:p text:style-name="code0"><text:span text:style-name="T1"><text:s text:c="6"/></text:span><text:span text:style-name="T5">(</text:span><text:span text:style-name="T1">font</text:span><text:span text:style-name="T5"> [</text:span>FONT] (<text:span text:style-name="T1">size </text:span>HEIGHT WIDTH) [italic] [bold])</text:p>
      <text:p text:style-name="code0"><text:s text:c="6"/>(<text:span text:style-name="T1">visible </text:span>YES)</text:p>
      <text:p text:style-name="code0"><text:s text:c="4"/>)]</text:p>
      <text:p text:style-name="code0"><text:s text:c="2"/>)]</text:p>
      <text:p text:style-name="comment"/>
      <text:p text:style-name="comment"><text:s text:c="2"/># Either polyline or line are can be used to define a line or series of lines.</text:p>
      <text:p text:style-name="comment"><text:s text:c="2"/># Coordinates can be non-integer.</text:p>
      <text:p text:style-name="code0"><text:bookmark-start text:name="__DdeLink__1984_2124759253"/><text:s text:c="2"/>(<text:span text:style-name="T1">polyline</text:span><text:span text:style-name="T5"> or</text:span></text:p>
      <text:p text:style-name="code0"><text:s text:c="2"/>(<text:span text:style-name="T1">line</text:span></text:p>
      <text:p text:style-name="code0"><text:s text:c="4"/>(<text:span text:style-name="T1">pts</text:span> (<text:span text:style-name="T1">xy </text:span>X Y) (<text:span text:style-name="T1">xy </text:span>X Y) (<text:span text:style-name="T1">xy </text:span>X Y) (<text:span text:style-name="T1">xy </text:span>X Y) (<text:span text:style-name="T1">xy </text:span>X Y))</text:p>
      <text:p text:style-name="code0"/>
      <text:p text:style-name="comment"><text:s text:c="4"/># Line widths are in units as defined above.</text:p>
      <text:p text:style-name="code0"><text:s text:c="4"/>(<text:span text:style-name="T1">line_width </text:span>WIDTH)</text:p>
      <text:p text:style-name="code0"/>
      <text:p text:style-name="comment"><text:s text:c="4"/># Valid fill types are none, filled, and transparent.</text:p>
      <text:p text:style-name="code0"><text:s text:c="4"/>(<text:span text:style-name="T1">fill </text:span>FILL_TYPE)</text:p>
      <text:p text:style-name="code0"><text:s text:c="2"/>)<text:bookmark-end text:name="__DdeLink__1984_2124759253"/></text:p>
      <text:p text:style-name="code0"/>
      <text:p text:style-name="code0"><text:s text:c="2"/><text:bookmark-start text:name="__DdeLink__1986_2124759253"/>(<text:span text:style-name="T1">rectangle </text:span><text:span text:style-name="T5">(</text:span><text:span text:style-name="T1">start </text:span>X Y) (<text:span text:style-name="T1">end </text:span>X Y) (<text:span text:style-name="T1">line_width </text:span>WIDTH) (<text:span text:style-name="T1">fill </text:span>FILL_TYPE))<text:bookmark-end text:name="__DdeLink__1986_2124759253"/></text:p>
      <text:p text:style-name="code0"/>
      <text:p text:style-name="code0"><text:s/><text:bookmark-start text:name="__DdeLink__1988_2124759253"/><text:s/>(<text:span text:style-name="T1">circle</text:span></text:p>
      <text:p text:style-name="code0"><text:s text:c="4"/>(<text:span text:style-name="T1">center</text:span><text:span text:style-name="T5"> </text:span>X Y)</text:p>
      <text:p text:style-name="code0"/>
      <text:p text:style-name="comment"><text:s text:c="4"/># Radius length is in units if defined or mils.</text:p>
      <text:p text:style-name="code0"><text:s text:c="4"/>(<text:span text:style-name="T1">radius </text:span>LENGTH)</text:p>
      <text:p text:style-name="code0"><text:s text:c="4"/>(<text:span text:style-name="T1">line_width </text:span>WIDTH)</text:p>
      <text:p text:style-name="code0"><text:s text:c="4"/>(<text:span text:style-name="T1">fill </text:span>FILL_TYPE)</text:p>
      <text:p text:style-name="code0"><text:s text:c="2"/>)<text:bookmark-end text:name="__DdeLink__1988_2124759253"/></text:p>
      <text:p text:style-name="code0"/>
      <text:p text:style-name="code0"><text:s text:c="2"/><text:bookmark-start text:name="__DdeLink__1990_2124759253"/>(<text:span text:style-name="T1">arc</text:span><text:span text:style-name="T5"> (</text:span><text:span text:style-name="T1">pos</text:span><text:span text:style-name="T5"> X Y) (</text:span><text:span text:style-name="T1">radius</text:span><text:span text:style-name="T5"> RADIUS) (</text:span><text:span text:style-name="T1">start</text:span><text:span text:style-name="T5"> </text:span>X Y) (<text:span text:style-name="T1">end</text:span><text:span text:style-name="T5"> </text:span>X Y)</text:p>
      <text:p text:style-name="code0"><text:span text:style-name="T1"><text:s text:c="4"/></text:span><text:span text:style-name="T5">(</text:span><text:span text:style-name="T1">line_width </text:span>WIDTH)</text:p>
      <text:p text:style-name="code0"><text:s text:c="4"/>(<text:span text:style-name="T1">fill </text:span>FILL_TYPE)</text:p>
      <text:p text:style-name="code0"><text:s text:c="2"/>)<text:bookmark-end text:name="__DdeLink__1990_2124759253"/></text:p>
      <text:p text:style-name="code0"/>
      <text:p text:style-name="code0"><text:s text:c="2"/>(<text:span text:style-name="T1">bezier</text:span></text:p>
      <text:p text:style-name="code0"><text:s text:c="4"/>(<text:span text:style-name="T1">pts </text:span><text:span text:style-name="T5">(</text:span><text:span text:style-name="T1">xy </text:span>X Y) (<text:span text:style-name="T1">xy </text:span>X Y) (<text:span text:style-name="T1">xy </text:span>X Y) (<text:span text:style-name="T1">xy </text:span>X Y) (<text:span text:style-name="T1">xy </text:span>X Y) (<text:span text:style-name="T1">xy </text:span>X Y))</text:p>
      <text:p text:style-name="code0"><text:soft-page-break/><text:s text:c="4"/>(<text:span text:style-name="T1">line_width </text:span>WIDTH)</text:p>
      <text:p text:style-name="code0"><text:s text:c="4"/>(<text:span text:style-name="T1">fill </text:span>FILL_TYPE)</text:p>
      <text:p text:style-name="code0"><text:s text:c="2"/>)</text:p>
      <text:p text:style-name="code0"/>
      <text:p text:style-name="code0"><text:bookmark-start text:name="__DdeLink__1992_2124759253"/><text:s text:c="2"/>(<text:span text:style-name="T1">text</text:span> <text:span text:style-name="T2">“This is the text that gets drawn.”</text:span></text:p>
      <text:p text:style-name="code0"><text:span text:style-name="T4"><text:s text:c="4"/>(</text:span><text:span text:style-name="T1">at </text:span><text:span text:style-name="T4">X Y [ANGLE])</text:span></text:p>
      <text:p text:style-name="P1"/>
      <text:p text:style-name="comment"><text:s text:c="4"/># Valid horizontal justification values are center, right, and left. <text:s/>Valid</text:p>
      <text:p text:style-name="comment"><text:s text:c="4"/># vertical justification values are center, top, bottom.</text:p>
      <text:p text:style-name="code0"><text:s text:c="4"/>(<text:span text:style-name="T1">justify </text:span>HORIZONTAL_JUSTIFY VERTICAL_JUSTIFY)</text:p>
      <text:p text:style-name="code0"><text:s text:c="4"/>(<text:span text:style-name="T1">font</text:span><text:span text:style-name="T5"> [</text:span>FONT] (<text:span text:style-name="T1">size </text:span>HEIGHT WIDTH) [italic] [bold])</text:p>
      <text:p text:style-name="code0"><text:s text:c="4"/>(<text:span text:style-name="T1">visible </text:span>YES)</text:p>
      <text:p text:style-name="code0"><text:s text:c="4"/>(<text:span text:style-name="T1">fill </text:span>FILL_TYPE)</text:p>
      <text:p text:style-name="code0"><text:s text:c="2"/>)<text:bookmark-end text:name="__DdeLink__1992_2124759253"/></text:p>
      <text:p text:style-name="code0"/>
      <text:p text:style-name="comment"><text:s text:c="2"/># A pin's type is it's electrical connection. <text:s/>Valid connection types are</text:p>
      <text:p text:style-name="comment"><text:s text:c="2"/># input, output, bidirectional, tristate, passive, unspecified, power_in,</text:p>
      <text:p text:style-name="comment"><text:s text:c="2"/># power_out, open_collector, open_emitter, unconnected. <text:s/>Valid pin shape</text:p>
      <text:p text:style-name="comment"><text:s text:c="2"/># values are none, line, inverted, clock, inverted_clk, input_low, clock_low,</text:p>
      <text:p text:style-name="comment"><text:s text:c="2"/># falling_edge, and non_logic.</text:p>
      <text:p text:style-name="code0"><text:s text:c="2"/>(<text:span text:style-name="T1">pin</text:span><text:span text:style-name="T5"> TYPE </text:span><text:span text:style-name="T5">SHAPE</text:span></text:p>
      <text:p text:style-name="P2"/>
      <text:p text:style-name="P4"><text:s text:c="4"/># Pin coordinates must be integers. <text:s/>The angle values 0, 180, 90, and 270</text:p>
      <text:p text:style-name="P4"><text:s text:c="4"/># replace the current right, left, up, and down specifiers respectively,</text:p>
      <text:p text:style-name="P4"><text:s text:c="4"/># and are the only angles currently supported.</text:p>
      <text:p text:style-name="code0"><text:s text:c="4"/>(<text:span text:style-name="T1">at </text:span>X Y [ANGLE])</text:p>
      <text:p text:style-name="code0"/>
      <text:p text:style-name="comment"><text:s text:c="4"/># Length of the pin in logical units. <text:s/>This is optional, depending on </text:p>
      <text:p text:style-name="comment"><text:s text:c="4"/># SHAPE, which in some cases may imply a fixed length</text:p>
      <text:p text:style-name="code0"><text:s text:c="4"/>(<text:span text:style-name="T1">length</text:span> LENGTH)</text:p>
      <text:p text:style-name="code0"/>
      <text:p text:style-name="comment"><text:s text:c="4"/># Use signal to describe the purpose of the pin. <text:s/>Signals do not have to be</text:p>
      <text:p text:style-name="comment"><text:s text:c="4"/># uniquely named within a part. <text:s/>Signal can be blank.</text:p>
      <text:p text:style-name="code0"><text:span text:style-name="T1"><text:s text:c="4"/></text:span><text:span text:style-name="T5">(</text:span><text:span text:style-name="T1">signal</text:span><text:span text:style-name="T5"> </text:span><text:span text:style-name="T2">“NAME” </text:span><text:span text:style-name="T5">(</text:span><text:span text:style-name="T1">font</text:span><text:span text:style-name="T5"> [</text:span>FONT] (<text:span text:style-name="T1">size </text:span>HEIGHT WIDTH) [italic][bold]) (<text:span text:style-name="T1">visible </text:span><text:span text:style-name="T4">YES</text:span>))</text:p>
      <text:p text:style-name="code0"/>
      <text:p text:style-name="comment"><text:s text:c="4"/># Use padname to uniquely identify the pin, according to the pin number</text:p>
      <text:p text:style-name="comment"><text:s text:c="4"/># in the datasheet for the part. <text:s/>Padnames may not be blank and must be</text:p>
      <text:p text:style-name="comment"><text:s text:c="4"/># be unique within the part.</text:p>
      <text:p text:style-name="code0"><text:span text:style-name="T1"><text:s text:c="4"/>(padname</text:span><text:span text:style-name="T5"> </text:span><text:span text:style-name="T2">“NUMBER” </text:span><text:span text:style-name="T5">(</text:span><text:span text:style-name="T1">font</text:span><text:span text:style-name="T5"> [</text:span>FONT] (<text:span text:style-name="T1">size </text:span>HEIGHT WIDTH) [italic][bold])</text:p>
      <text:p text:style-name="code0"><text:s text:c="6"/>(<text:span text:style-name="T1">visible </text:span><text:span text:style-name="T4">YES</text:span>))</text:p>
      <text:p text:style-name="code0"/>
      <text:p text:style-name="code0"><text:s text:c="4"/>(<text:span text:style-name="T1">visible </text:span><text:span text:style-name="T4">YES</text:span>)</text:p>
      <text:p text:style-name="code0"><text:s text:c="2"/>)</text:p>
      <text:p text:style-name="code0"/>
      <text:p text:style-name="P5"/>
      <text:p text:style-name="comment"><text:s text:c="2"/># Pin merge is used to group a number of pins that are connected to the same</text:p>
      <text:p text:style-name="comment"><text:s text:c="2"/># net externally and show only one pin symbolizing the group. <text:s/>The group is</text:p>
      <text:p text:style-name="comment"><text:s text:c="2"/># called a merge set or merge group. <text:s/>It is typically used to hide all but </text:p>
      <text:p text:style-name="comment"><text:s text:c="2"/># one power pin on parts that have a large number of power connections </text:p>
      <text:p text:style-name="comment"><text:s text:c="2"/># such as FPGAs and micro-contollers. <text:s/>VISIBLE_PADNAME is the padname of</text:p>
      <text:p text:style-name="comment"><text:s text:c="2"/># the one pin which remains visible within the merge set. <text:s/>Pins with padnames</text:p>
      <text:p text:style-name="comment"><text:s text:c="2"/># listed within the (padnames...) element are all made invisible, and so</text:p>
      <text:p text:style-name="comment"><text:s text:c="2"/># are are all pins which may have any of the signal names listed in the </text:p>
      <text:p text:style-name="comment"><text:s text:c="2"/># (signals...) element. <text:s/>A pin may only exist within one merge group.</text:p>
      <text:p text:style-name="comment"><text:s text:c="2"/># Any number of (pin_merge...) statements maybe made, including more than</text:p>
      <text:p text:style-name="comment"><text:s text:c="2"/># one re-stating the same VISIBLE_PADNAME, which is the anchor pin for the </text:p>
      <text:p text:style-name="comment"><text:s text:c="2"/># merge set.</text:p>
      <text:p text:style-name="code0"><text:s text:c="2"/>[(<text:span text:style-name="T1">pin_merge</text:span> VISIBLE_PADNAME </text:p>
      <text:p text:style-name="code0"><text:tab/>[(padnames HIDDEN_PADNAME1 …)][(signals HIDDEN_SIGNAL1 …)])]</text:p>
      <text:p text:style-name="code0"/>
      <text:p text:style-name="comment"><text:s text:c="2"/># The pin swap hinting flag is used to indicate to an external tool ( i.e. an</text:p>
      <text:p text:style-name="comment"><text:s text:c="2"/># auto router ) that the pins defined are functionally equivalent and</text:p>
      <text:p text:style-name="comment"><text:s text:c="2"/># interchangeable.</text:p>
      <text:p text:style-name="code0"><text:s text:c="2"/>[(<text:span text:style-name="T1">hint_pin_swap</text:span> NUMBER1 NUMBER2 ...)]</text:p>
      <text:p text:style-name="code0">)</text:p>
      <text:p text:style-name="code0"/>
      <text:h text:style-name="Heading_20_1" text:outline-level="1">Inheritance syntax example file.</text:h>
      <text:p text:style-name="code0">(<text:span text:style-name="T1">part</text:span><text:span text:style-name="T5"> NAME_HINT </text:span><text:span text:style-name="T1">extends</text:span><text:span text:style-name="T2"> </text:span><text:span text:style-name="T5">LPID</text:span></text:p>
      <text:p text:style-name="comment"/>
      <text:p text:style-name="comment"><text:s text:c="2"/># Remove pin PADNAME defined in the base part. <text:s/>Only valid for extended parts.</text:p>
      <text:p text:style-name="code0"><text:s text:c="2"/>[(<text:span text:style-name="T1">pin_del </text:span>PADNAME)]</text:p>
      <text:p text:style-name="code0"/>
      <text:p text:style-name="comment"><text:s text:c="2"/># Swap pin PADNAME1 and pin PADNAME2 in the base part. <text:s/></text:p>
      <text:p text:style-name="comment"><text:s text:c="2"/># Only valid for extended parts.</text:p>
      <text:p text:style-name="code0"><text:s text:c="2"/>[(<text:span text:style-name="T1">pin_swap </text:span>PADNAME1 PADNAME2)]</text:p>
      <text:p text:style-name="code0"/>
      <text:p text:style-name="comment"><text:s text:c="2"/># Change the padname of pin OLDPADNAME to NEWPADNAME in the base part.</text:p>
      <text:p text:style-name="comment"><text:s text:c="2"/># Only valid for extended parts.</text:p>
      <text:p text:style-name="code0"><text:s text:c="2"/>[(<text:span text:style-name="T1">pin_renum</text:span> OLDPADNAME NEWPADNAME)]</text:p>
      <text:p text:style-name="code0"/>
      <text:p text:style-name="comment"><text:s text:c="2"/># Change the signal of pin OLDSIGNAL to NEWSIGNAL in the base part. <text:s/></text:p>
      <text:p text:style-name="comment"><text:s text:c="2"/># Only valid for extended parts.</text:p>
      <text:p text:style-name="code0"><text:s text:c="2"/>[(<text:span text:style-name="T1">pin_rename</text:span> OLDSIGNAL NEWSIGNAL)]</text:p>
      <text:p text:style-name="code0"/>
      <text:p text:style-name="comment"><text:s text:c="2"/># Remove property NAME from the base part. <text:s/>Only valid for extended parts.</text:p>
      <text:p text:style-name="code0"><text:s text:c="2"/>[(<text:span text:style-name="T1">property_del </text:span>NAME)]</text:p>
      <text:p text:style-name="code0"/>
      <text:p text:style-name="comment"><text:s text:c="2"/># Alternates are used to define multiple part per package devices and/or</text:p>
      <text:p text:style-name="comment"><text:s text:c="2"/># alternate body styles (DeMorgan). <text:s/>Parts must be defined in order. <text:s/>There</text:p>
      <text:p text:style-name="comment"><text:s text:c="2"/># can more than one alternates defined.</text:p>
      <text:p text:style-name="code0"><text:s text:c="2"/>[(<text:span text:style-name="T1">alternates </text:span>LP<text:span text:style-name="T5">ID [LPID...]</text:span>)]</text:p>
      <text:p text:style-name="code0"/>
      <text:p text:style-name="comment"><text:s text:c="2"/># Add a new property to this part. <text:s/>Also can be use to override a property</text:p>
      <text:p text:style-name="comment"><text:s text:c="2"/># defined in the base part.</text:p>
      <text:p text:style-name="code0"><text:soft-page-break/><text:s text:c="2"/>[(<text:span text:style-name="T1">property</text:span><text:span text:style-name="T5"> NAME VALUE</text:span></text:p>
      <text:p text:style-name="code0"><text:span text:style-name="T5"><text:s text:c="4"/>[(</text:span><text:span text:style-name="T1">effects </text:span><text:span text:style-name="T5">(</text:span><text:span text:style-name="T1">at</text:span><text:span text:style-name="T5"> X Y [ANGLE])</text:span></text:p>
      <text:p text:style-name="code0"><text:span text:style-name="T5"><text:s text:c="6"/>(</text:span><text:span text:style-name="T1">font</text:span><text:span text:style-name="T5"> [</text:span>FONT] (<text:span text:style-name="T1">size </text:span>HEIGHT WIDTH) [italic] [bold])</text:p>
      <text:p text:style-name="code0"><text:s text:c="6"/>(<text:span text:style-name="T1">visible </text:span>YES)]</text:p>
      <text:p text:style-name="code0"><text:s text:c="2"/>)]</text:p>
      <text:p text:style-name="code0"/>
      <text:p text:style-name="comment"><text:s text:c="2"/># The alternates swap hinting flag is used to indicate to an external tool</text:p>
      <text:p text:style-name="comment"><text:s text:c="2"/># that the parts defined in the alternates list are functionally equivalent</text:p>
      <text:p text:style-name="comment"><text:s text:c="2"/># and interchangeable.</text:p>
      <text:p text:style-name="code0"><text:s text:c="2"/>[(<text:span text:style-name="T1">hint_alt_swap</text:span> LPID1 LPID2 ...)]</text:p>
      <text:p text:style-name="Text_20_body">)</text:p>
      <text:p text:style-name="Text_20_body"/>
      <text:p text:style-name="comment"># This is an example of a dual input NAND gate A of a 7400.</text:p>
      <text:p text:style-name="code0">(<text:span text:style-name="T1">part</text:span> <text:span text:style-name="T2">“dual_input_nand_a”</text:span></text:p>
      <text:p text:style-name="code0"><text:s text:c="2"/>(<text:span text:style-name="T1">reference</text:span> <text:span text:style-name="T2">“U”</text:span>)</text:p>
      <text:p text:style-name="code0"><text:s text:c="2"/>(<text:span text:style-name="T1">arc (pos</text:span><text:span text:style-name="T5"> 2 0) (</text:span><text:span text:style-name="T1">radius</text:span><text:span text:style-name="T5"> 0.4) (</text:span><text:span text:style-name="T1">start</text:span><text:span text:style-name="T5"> 2</text:span> -4) (<text:span text:style-name="T1">start_angle</text:span> -90) (<text:span text:style-name="T1">end</text:span><text:span text:style-name="T5"> 2</text:span> 4)</text:p>
      <text:p text:style-name="code0"><text:s text:c="4"/>(<text:span text:style-name="T1">end_angle</text:span> 90)<text:span text:style-name="T1"> </text:span><text:span text:style-name="T5">(</text:span><text:span text:style-name="T1">line_width</text:span><text:span text:style-name="T5"> </text:span><text:span text:style-name="T5">0</text:span>) (<text:span text:style-name="T1">fill</text:span><text:span text:style-name="T5"> </text:span><text:span text:style-name="T5">none</text:span>))</text:p>
      <text:p text:style-name="code0"><text:s text:c="2"/>(<text:span text:style-name="T1">polyline</text:span><text:span text:style-name="T5"> </text:span>(<text:span text:style-name="T1">xy</text:span><text:span text:style-name="T5"> 2</text:span> 4) (<text:span text:style-name="T1">xy </text:span>-6 4) (<text:span text:style-name="T1">xy </text:span>-6 -4) (<text:span text:style-name="T1">xy </text:span>2 -4)</text:p>
      <text:p text:style-name="code0"><text:s text:c="4"/>(<text:span text:style-name="T1">line_width </text:span>0) (<text:span text:style-name="T1">fill </text:span>none))</text:p>
      <text:p text:style-name="code0"><text:s text:c="2"/>(<text:span text:style-name="T1">pin</text:span><text:span text:style-name="T5"> input</text:span> line (<text:span text:style-name="T1">at</text:span><text:span text:style-name="T5"> -12</text:span> 2 3.6 180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1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input</text:span> line (<text:span text:style-name="T1">at</text:span><text:span text:style-name="T5"> -12</text:span> -2 3.6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2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output</text:span> line (<text:span text:style-name="T1">at</text:span><text:span text:style-name="T5"> -12</text:span> 0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3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-4 90)</text:p>
      <text:p text:style-name="code0"><text:span text:style-name="T1"><text:s text:c="4"/></text:span><text:span text:style-name="T5">(signal</text:span><text:span text:style-name="T5"> </text:span><text:span text:style-name="T2">“GND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no</text:span>))</text:p>
      <text:p text:style-name="code0"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4 90)</text:p>
      <text:p text:style-name="code0"><text:span text:style-name="T1"><text:s text:c="4"/></text:span><text:span text:style-name="T5">(signal</text:span><text:span text:style-name="T5"> </text:span><text:span text:style-name="T2">“VCC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hint_pin_swap</text:span> <text:span text:style-name="T2">“1”</text:span> <text:span text:style-name="T2">“2”</text:span>)</text:p>
      <text:p text:style-name="code0">)</text:p>
      <text:p text:style-name="code0"/>
      <text:p text:style-name="comment"># All LPIDs below this point assume that the base part is located in the same</text:p>
      <text:p text:style-name="comment"># library as the parts that are derived from them. <text:s/>See the “Distributed Library</text:p>
      <text:p text:style-name="comment"># &amp; EESchema Parts List Design Documentation” in the Kicad source file “design.h”</text:p>
      <text:p text:style-name="comment"># for more information on LPIDs.</text:p>
      <text:p text:style-name="comment"/>
      <text:p text:style-name="comment"># This is the B gate of a 7400.</text:p>
      <text:p text:style-name="code0">(<text:span text:style-name="T1">part</text:span> <text:span text:style-name="T2">“dual_input_nand_b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oft-page-break/><text:s text:c="2"/>(<text:span text:style-name="T1">pin_del</text:span> 14)</text:p>
      <text:p text:style-name="code0"><text:s text:c="2"/>(<text:span text:style-name="T1">pin_renum</text:span> 1 4)</text:p>
      <text:p text:style-name="code0"><text:s text:c="2"/>(<text:span text:style-name="T1">pin_renum</text:span> 2 5)</text:p>
      <text:p text:style-name="code0"><text:s text:c="2"/>(<text:span text:style-name="T1">pin_renum</text:span> 3 6)</text:p>
      <text:p text:style-name="code0">)</text:p>
      <text:p text:style-name="code0"/>
      <text:p text:style-name="comment"># This is the C gate of a 7400.</text:p>
      <text:p text:style-name="code0">(<text:span text:style-name="T1">part</text:span> <text:span text:style-name="T2">“dual_input_nand_c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8 4)</text:p>
      <text:p text:style-name="code0"><text:s text:c="2"/>(<text:span text:style-name="T1">pin_renum</text:span> 9 5)</text:p>
      <text:p text:style-name="code0"><text:s text:c="2"/>(<text:span text:style-name="T1">pin_renum</text:span> 10 6)</text:p>
      <text:p text:style-name="code0">)</text:p>
      <text:p text:style-name="code0"/>
      <text:p text:style-name="comment"># This is the D gate of a 7400.</text:p>
      <text:p text:style-name="code0">(<text:span text:style-name="T1">part</text:span> <text:span text:style-name="T2">“dual_input_nand_b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11)</text:p>
      <text:p text:style-name="code0"><text:s text:c="2"/>(<text:span text:style-name="T1">pin_renum</text:span> 2 12)</text:p>
      <text:p text:style-name="code0"><text:s text:c="2"/>(<text:span text:style-name="T1">pin_renum</text:span> 3 13)</text:p>
      <text:p text:style-name="code0">)</text:p>
      <text:p text:style-name="code0"/>
      <text:p text:style-name="comment"># This is a DeMorgan representation of a dual input NAND gate A.</text:p>
      <text:p text:style-name="code0">(<text:span text:style-name="T1">part</text:span> <text:span text:style-name="T2">“dual_input_nand_</text:span><text:span text:style-name="T2">demorgan</text:span><text:span text:style-name="T2">_a”</text:span></text:p>
      <text:p text:style-name="code0"><text:s text:c="2"/>(<text:span text:style-name="T1">reference</text:span> <text:span text:style-name="T2">“U”</text:span>)</text:p>
      <text:p text:style-name="code0"><text:s text:c="2"/>(<text:span text:style-name="T1">arc (pos</text:span><text:span text:style-name="T5"> -9.3 0) (</text:span><text:span text:style-name="T1">radius</text:span><text:span text:style-name="T5"> 0.518) (</text:span><text:span text:style-name="T1">start</text:span><text:span text:style-name="T5"> -6</text:span> 4) (<text:span text:style-name="T1">start_angle</text:span> 50.4)</text:p>
      <text:p text:style-name="code0"><text:s text:c="4"/>(<text:span text:style-name="T1">end</text:span><text:span text:style-name="T5"> -6</text:span> -4) (<text:span text:style-name="T1">end_angle</text:span> -50.4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arc (pos</text:span><text:span text:style-name="T5"> -0.22 2.86) (</text:span><text:span text:style-name="T1">radius</text:span><text:span text:style-name="T5"> 7.06) (</text:span><text:span text:style-name="T1">start</text:span><text:span text:style-name="T5"> 0</text:span> -200) (<text:span text:style-name="T1">start_angle</text:span> -88.1)</text:p>
      <text:p text:style-name="code0"><text:s text:c="4"/>(<text:span text:style-name="T1">end</text:span><text:span text:style-name="T5"> 6</text:span> 0) (<text:span text:style-name="T1">end_angle</text:span> -24.6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arc (pos</text:span><text:span text:style-name="T5"> -0.2 2.82) (</text:span><text:span text:style-name="T1">radius</text:span><text:span text:style-name="T5"> 6.8) (</text:span><text:span text:style-name="T1">start</text:span><text:span text:style-name="T5"> 6</text:span> 0) (<text:span text:style-name="T1">start_angle</text:span> -24.4) (<text:span text:style-name="T1">end</text:span><text:span text:style-name="T5"> 0</text:span> 4)</text:p>
      <text:p text:style-name="code0"><text:s text:c="4"/>(<text:span text:style-name="T1">end_angle</text:span> 88.3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polyline</text:span><text:span text:style-name="T5"> </text:span>(<text:span text:style-name="T1">xy</text:span><text:span text:style-name="T5"> -6</text:span> 4) (<text:span text:style-name="T1">xy </text:span>0 4) (<text:span text:style-name="T1">xy </text:span>0 -4) (<text:span text:style-name="T1">xy</text:span><text:span text:style-name="T5"> -6</text:span> -4)</text:p>
      <text:p text:style-name="code0"><text:s text:c="4"/>(<text:span text:style-name="T1">line_width </text:span>0) (<text:span text:style-name="T1">fill </text:span>none))</text:p>
      <text:p text:style-name="code0"><text:s text:c="2"/>(<text:span text:style-name="T1">pin</text:span><text:span text:style-name="T5"> input</text:span> line (<text:span text:style-name="T1">at</text:span><text:span text:style-name="T5"> -12</text:span> 2 180) (<text:span text:style-name="T1">length</text:span> 6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1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input</text:span> line (<text:span text:style-name="T1">at</text:span><text:span text:style-name="T5"> -12</text:span> -2 180) (<text:span text:style-name="T1">length</text:span> 6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2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output</text:span> line (<text:span text:style-name="T1">at</text:span><text:span text:style-name="T5"> -12</text:span> 0) (<text:span text:style-name="T1">length</text:span> 7.4)</text:p>
      <text:p text:style-name="code0"><text:span text:style-name="T1"><text:s text:c="4"/></text:span><text:span text:style-name="T5">(signal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padname</text:span><text:span text:style-name="T5"> </text:span><text:span text:style-name="T2">“3” </text:span><text:span text:style-name="T5">(</text:span><text:span text:style-name="T1">font </text:span>(<text:span text:style-name="T1">size</text:span><text:span text:style-name="T5">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-4 90) (<text:span text:style-name="T1">length</text:span> 0)</text:p>
      <text:p text:style-name="code0"><text:span text:style-name="T1"><text:s text:c="4"/></text:span><text:span text:style-name="T5">(signal</text:span><text:span text:style-name="T5"> </text:span><text:span text:style-name="T2">“GND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oft-page-break/><text:s text:c="2"/>(<text:span text:style-name="T1">pin</text:span><text:span text:style-name="T5"> power_in</text:span> none (<text:span text:style-name="T1">at</text:span><text:span text:style-name="T5"> -4</text:span> 4 90) (<text:span text:style-name="T1">length</text:span> 0)</text:p>
      <text:p text:style-name="code0"><text:span text:style-name="T1"><text:s text:c="4"/></text:span><text:span text:style-name="T5">(signal</text:span><text:span text:style-name="T5"> </text:span><text:span text:style-name="T2">“VCC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padname</text:span><text:span text:style-name="T5"> </text:span><text:span text:style-name="T2">“7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hint_pin_swap</text:span> 1 2)</text:p>
      <text:p text:style-name="code0">)</text:p>
      <text:p text:style-name="code0"/>
      <text:p text:style-name="comment"># This is the DeMorgan representation of gate B of a 7400.</text:p>
      <text:p text:style-name="code0">(<text:span text:style-name="T1">part</text:span> <text:span text:style-name="T2">“dual_input_nand_demorgan_b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4)</text:p>
      <text:p text:style-name="code0"><text:s text:c="2"/>(<text:span text:style-name="T1">pin_renum</text:span> 2 5)</text:p>
      <text:p text:style-name="code0"><text:s text:c="2"/>(<text:span text:style-name="T1">pin_renum</text:span> 3 6)</text:p>
      <text:p text:style-name="code0"><text:s text:c="2"/>(<text:span text:style-name="T1">pin_rename</text:span> 1 <text:span text:style-name="T2">“D”</text:span>)</text:p>
      <text:p text:style-name="code0"><text:s text:c="2"/>(<text:span text:style-name="T1">pin_rename</text:span> 2 <text:span text:style-name="T2">“E”</text:span>)</text:p>
      <text:p text:style-name="code0"><text:s text:c="2"/>(<text:span text:style-name="T1">pin_rename</text:span> 3 <text:span text:style-name="T2">“F”</text:span>)</text:p>
      <text:p text:style-name="code0">)</text:p>
      <text:p text:style-name="code0"/>
      <text:p text:style-name="comment"># This is the DeMorgan representation of gate C of a 7400.</text:p>
      <text:p text:style-name="code0">(<text:span text:style-name="T1">part</text:span> <text:span text:style-name="T2">“dual_input_nand_demorgan_c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8)</text:p>
      <text:p text:style-name="code0"><text:s text:c="2"/>(<text:span text:style-name="T1">pin_renum</text:span> 2 9)</text:p>
      <text:p text:style-name="code0"><text:s text:c="2"/>(<text:span text:style-name="T1">pin_renum</text:span> 3 10)</text:p>
      <text:p text:style-name="code0">)</text:p>
      <text:p text:style-name="code0"/>
      <text:p text:style-name="comment"># This is the DeMorgan representation of gate D of a 7400.</text:p>
      <text:p text:style-name="code0">(<text:span text:style-name="T1">part</text:span> <text:span text:style-name="T2">“dual_input_nand_demorgan_d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11)</text:p>
      <text:p text:style-name="code0"><text:s text:c="2"/>(<text:span text:style-name="T1">pin_renum</text:span> 2 12)</text:p>
      <text:p text:style-name="code0"><text:s text:c="2"/>(<text:span text:style-name="T1">pin_renum</text:span> 3 13)</text:p>
      <text:p text:style-name="code0">)</text:p>
      <text:p text:style-name="code0"/>
      <text:p text:style-name="comment"># An example of putting it all together to create a 7400.</text:p>
      <text:p text:style-name="code0">(<text:span text:style-name="T1">part</text:span> <text:span text:style-name="T2">“7400”</text:span></text:p>
      <text:p text:style-name="code0"><text:s text:c="2"/>(<text:span text:style-name="T1">value</text:span> <text:span text:style-name="T2">“7400”</text:span>)</text:p>
      <text:p text:style-name="code0"><text:s text:c="2"/>(<text:span text:style-name="T1">alternates</text:span></text:p>
      <text:p text:style-name="code0"><text:s text:c="4"/><text:span text:style-name="T2">“dual_in_nand_a/rev1”</text:span></text:p>
      <text:p text:style-name="code0"><text:s text:c="4"/><text:span text:style-name="T2">“dual_in_nand_b/rev1”</text:span></text:p>
      <text:p text:style-name="code0"><text:s text:c="4"/><text:span text:style-name="T2">“dual_in_nand_c/rev1”</text:span></text:p>
      <text:p text:style-name="code0"><text:s text:c="4"/><text:span text:style-name="T2">“dual_in_nand_d/rev1”</text:span></text:p>
      <text:p text:style-name="code0"><text:s text:c="2"/>)</text:p>
      <text:p text:style-name="code0"><text:s text:c="2"/>(<text:span text:style-name="T1">alternates</text:span></text:p>
      <text:p text:style-name="code0"><text:s text:c="4"/><text:span text:style-name="T2">“dual_in_nand_demorgan_a/rev1”</text:span></text:p>
      <text:p text:style-name="code0"><text:soft-page-break/><text:s text:c="4"/><text:span text:style-name="T2">“dual_in_nand_demorgan_b/rev1”</text:span></text:p>
      <text:p text:style-name="code0"><text:s text:c="4"/><text:span text:style-name="T2">“dual_in_nand_demorgan_c/rev1”</text:span></text:p>
      <text:p text:style-name="code0"><text:s text:c="4"/><text:span text:style-name="T2">“dual_in_nand_demorgan_d/rev1”</text:span></text:p>
      <text:p text:style-name="code0"><text:s text:c="2"/>)</text:p>
      <text:p text:style-name="code0"><text:s text:c="2"/>(<text:span text:style-name="T1">hint_alt_swap</text:span></text:p>
      <text:p text:style-name="code0"><text:s text:c="4"/><text:span text:style-name="T2">“dual_in_nand_a/rev1”</text:span></text:p>
      <text:p text:style-name="code0"><text:s text:c="4"/><text:span text:style-name="T2">“dual_in_nand_b/rev1”</text:span></text:p>
      <text:p text:style-name="code0"><text:s text:c="4"/><text:span text:style-name="T2">“dual_in_nand_c/rev1”</text:span></text:p>
      <text:p text:style-name="code0"><text:s text:c="4"/><text:span text:style-name="T2">“dual_in_nand_d/rev1”</text:span></text:p>
      <text:p text:style-name="code0"><text:s text:c="2"/>)</text:p>
      <text:p text:style-name="code0">)</text:p>
      <text:p text:style-name="code0"/>
      <text:p text:style-name="comment"># A 74LS00 is as simple as this.</text:p>
      <text:p text:style-name="code0">(<text:span text:style-name="T1">part</text:span> <text:span text:style-name="T2">“74LS00”</text:span> <text:span text:style-name="T1">inherits</text:span> <text:span text:style-name="T2">“7400/rev1”</text:span><text:span text:style-name="T5"> (</text:span><text:span text:style-name="T1">value</text:span><text:span text:style-name="T2"> “74LS00”</text:span><text:span text:style-name="T5">)</text:span>)</text:p>
      <text:p text:style-name="code0"/>
      <text:p text:style-name="comment"># This is a so called heavy weight part definition of a Texas Instruments</text:p>
      <text:p text:style-name="comment"># part number SN74HCT00NSR.</text:p>
      <text:p text:style-name="code0">(<text:span text:style-name="T1">part</text:span> <text:span text:style-name="T2">“SN74HCT00NSR”</text:span> <text:span text:style-name="T1">inherits</text:span> <text:span text:style-name="T2">“7400/rev1”</text:span></text:p>
      <text:p text:style-name="code0"><text:span text:style-name="T2"><text:s text:c="2"/></text:span><text:span text:style-name="T5">(</text:span><text:span text:style-name="T1">value</text:span><text:span text:style-name="T2"> “SN74HCT00NSR”</text:span><text:span text:style-name="T5">)</text:span></text:p>
      <text:p text:style-name="code0"><text:span text:style-name="T5"><text:s text:c="2"/>(</text:span><text:span text:style-name="T1">footprint</text:span><text:span text:style-name="T5"> </text:span><text:span text:style-name="T2">“14-SOP”</text:span><text:span text:style-name="T5">)</text:span></text:p>
      <text:p text:style-name="code0"><text:span text:style-name="T5"><text:s text:c="2"/>(</text:span><text:span text:style-name="T1">datasheet</text:span><text:span text:style-name="T5"> </text:span><text:span text:style-name="T2">“http://focus.ti.com/general/docs/lit/getliterature.tsp?genericPartNumber=sn74hct00&amp;fileType=pdf”</text:span><text:span text:style-name="T5">)</text:span></text:p>
      <text:p text:style-name="code0"><text:span text:style-name="T5"><text:s text:c="2"/>(</text:span><text:span text:style-name="T1">keywords</text:span><text:span text:style-name="T5"> </text:span><text:span text:style-name="T2">“LOGIC” “NAND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Description”</text:span><text:span text:style-name="T5"> </text:span><text:span text:style-name="T2">“IC GATE POS-NAND QD 2IN 14-SOP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Manufacturer”</text:span><text:span text:style-name="T5"> </text:span><text:span text:style-name="T2">“Texas Instruments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Vendor”</text:span><text:span text:style-name="T5"> </text:span><text:span text:style-name="T2">“Digikey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Vendor Part Number”</text:span><text:span text:style-name="T5"> </text:span><text:span text:style-name="T2">“SN74HCT00NSR-ND”</text:span><text:span text:style-name="T5">)</text:span></text:p>
      <text:p text:style-name="code0">)</text:p>
      <text:p text:style-name="code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Bitstream Vera Sans Mono" svg:font-family="'Bitstream Vera Sans Mono'" style:font-adornments="Roma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ode0" style:family="paragraph" style:parent-style-name="Text_20_body" style:class="chapter">
      <style:paragraph-properties fo:margin-top="0in" fo:margin-bottom="0.0201in">
        <style:tab-stops/>
      </style:paragraph-properties>
      <style:text-properties style:font-name="Bitstream Vera Sans Mono" fo:font-size="10pt"/>
    </style:style>
    <style:style style:name="comment" style:family="paragraph" style:parent-style-name="code0" style:class="chapter">
      <style:paragraph-properties fo:margin-top="0in" fo:margin-bottom="0.0201in"/>
      <style:text-properties fo:color="#006b6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1T08:19:54</meta:creation-date>
    <meta:editing-duration>P0D</meta:editing-duration>
    <meta:editing-cycles>1</meta:editing-cycles>
    <meta:generator>LibreOffice/3.3$Unix OpenOffice.org_project/330m9$Build-1</meta:generator>
    <meta:document-statistic meta:table-count="0" meta:image-count="0" meta:object-count="0" meta:page-count="9" meta:paragraph-count="321" meta:word-count="2712" meta:character-count="16622"/>
  </office:meta>
</office:document-meta>
</file>